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T1" style:family="text">
      <style:text-properties officeooo:rsid="0002ad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通过快捷键“CTRL<text:span text:style-name="T1">+K+F”实现代码的重新布局缩进（在进行重布局时要一直按着CTRL键）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新宋体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04T20:42:07.480000000</dc:date>
    <meta:editing-duration>PT13H8M52S</meta:editing-duration>
    <meta:editing-cycles>4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1" meta:word-count="33" meta:character-count="45" meta:non-whitespace-character-count="45"/>
  </office:meta>
</office:document-meta>
</file>